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eeb" officeooo:paragraph-rsid="0007eeeb"/>
    </style:style>
    <style:style style:name="P2" style:family="paragraph" style:parent-style-name="Standard">
      <style:text-properties fo:font-size="16pt" officeooo:rsid="0007eeeb" officeooo:paragraph-rsid="0007eeeb" style:font-size-asian="16pt" style:font-size-complex="16pt"/>
    </style:style>
    <style:style style:name="P3" style:family="paragraph" style:parent-style-name="Standard">
      <style:text-properties officeooo:rsid="00084fb6" officeooo:paragraph-rsid="00084fb6"/>
    </style:style>
    <style:style style:name="P4" style:family="paragraph" style:parent-style-name="Standard">
      <style:text-properties officeooo:rsid="000a6b2c" officeooo:paragraph-rsid="000a6b2c"/>
    </style:style>
    <style:style style:name="P5" style:family="paragraph" style:parent-style-name="Standard">
      <style:text-properties officeooo:rsid="000de9bb" officeooo:paragraph-rsid="000de9bb"/>
    </style:style>
    <style:style style:name="P6" style:family="paragraph" style:parent-style-name="Standard">
      <style:text-properties officeooo:rsid="0010395d" officeooo:paragraph-rsid="0010395d"/>
    </style:style>
    <style:style style:name="P7" style:family="paragraph" style:parent-style-name="Standard">
      <style:text-properties officeooo:rsid="000a6b2c" officeooo:paragraph-rsid="000a6b2c"/>
    </style:style>
    <style:style style:name="T1" style:family="text">
      <style:text-properties officeooo:rsid="00084fb6"/>
    </style:style>
    <style:style style:name="T2" style:family="text">
      <style:text-properties officeooo:rsid="0010883d"/>
    </style:style>
    <style:style style:name="T3" style:family="text">
      <style:text-properties officeooo:rsid="001137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sterarbeit Spüler:</text:p>
      <text:p text:style-name="P1"/>
      <text:p text:style-name="P1">Ursprüngliches Problem</text:p>
      <text:p text:style-name="P1">Neztwerk mit verschiedenen Komponenten zum Erlernen von Roboterarmbewegungen.</text:p>
      <text:p text:style-name="P1">Komponenten wurden immer zufällig verknüpft. Mnachma geht’s manchmal nicht.</text:p>
      <text:p text:style-name="P1"/>
      <text:p text:style-name="P1"/>
      <text:p text:style-name="P1">Idee: <text:span text:style-name="T2">Beschreibe Komponentengraph, </text:span>beschreibe Abhängigkeiten zwischen den Komponenten, <text:span text:style-name="T2">Entwickle Graphen über genetischen Algorithmus die Komponenten kombiniert mit verschiedenen Parametern. Parameter = <text:s/>z.b. verknüpfungswahrscheinlichkeit, latenzen. Lerne Parameter und oder Verknüpfungen von komponenten..</text:span></text:p>
      <text:p text:style-name="P1"/>
      <text:p text:style-name="P1">Ziel Masterarbeit:</text:p>
      <text:p text:style-name="P1">beschreibe Sprache, die Komponenten und ihre Abhängigkeiten Beschreibt. Mit Abhängigkeiten und Regeln, die für NN relevant sind. <text:span text:style-name="T1">Und möglichst auch noch biologisch relevant sind.</text:span></text:p>
      <text:p text:style-name="P1"/>
      <text:p text:style-name="P3">Beispiel: <text:span text:style-name="T2">netzwerke die roboterarme steuern können und bestimmte Struktur haben. → Strukturen ermitteln die lernen können.</text:span></text:p>
      <text:p text:style-name="P4"/>
      <text:p text:style-name="P5"/>
      <text:p text:style-name="P4"/>
      <text:p text:style-name="P4"/>
      <text:p text:style-name="P4"/>
      <text:p text:style-name="P6">Thema2: <text:span text:style-name="T3">BCI mit deep learning.</text:span></text:p>
      <text:p text:style-name="P6">Neuronales Netzwerk für BCI, <text:span text:style-name="T3">soll auch eeg Zustände klassifizieren können wenn Elektroden fehlen oder verrauschtes signal liefern.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29:17.724966786</meta:creation-date>
    <dc:date>2017-02-23T11:59:39.256493583</dc:date>
    <meta:editing-duration>PT27M54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116" meta:character-count="980" meta:non-whitespace-character-count="872"/>
  </office:meta>
</office:document-meta>
</file>